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5-10-23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5-06-25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2-06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5-01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3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2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1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3376" calcext:value-type="float">
            <text:p>14.71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87858064516" calcext:value-type="float">
            <text:p>14.9887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7519483871" calcext:value-type="float">
            <text:p>14.78751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09380645161" calcext:value-type="float">
            <text:p>14.5109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9783225807" calcext:value-type="float">
            <text:p>14.27997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87248" calcext:value-type="float">
            <text:p>14.02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81396129032" calcext:value-type="float">
            <text:p>13.94813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9324" calcext:value-type="float">
            <text:p>14.1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81215483871" calcext:value-type="float">
            <text:p>14.4181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1597419355" calcext:value-type="float">
            <text:p>14.78515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33432" calcext:value-type="float">
            <text:p>14.96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58016" calcext:value-type="float">
            <text:p>15.12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34165" calcext:value-type="float">
            <text:p>15.1434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28054193548" calcext:value-type="float">
            <text:p>15.02280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1393548387" calcext:value-type="float">
            <text:p>14.8801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37778064516" calcext:value-type="float">
            <text:p>14.54377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95161290323" calcext:value-type="float">
            <text:p>13.9495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4683870968" calcext:value-type="float">
            <text:p>13.7764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3137142857" calcext:value-type="float">
            <text:p>13.72231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4092903226" calcext:value-type="float">
            <text:p>13.84440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5857" calcext:value-type="float">
            <text:p>14.095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07065806452" calcext:value-type="float">
            <text:p>14.60070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3296" calcext:value-type="float">
            <text:p>14.4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9429677419" calcext:value-type="float">
            <text:p>14.32894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30895483871" calcext:value-type="float">
            <text:p>14.5430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74908387097" calcext:value-type="float">
            <text:p>14.60749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39341935484" calcext:value-type="float">
            <text:p>14.3939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28588387097" calcext:value-type="float">
            <text:p>14.12285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76015483871" calcext:value-type="float">
            <text:p>14.0676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4814285714" calcext:value-type="float">
            <text:p>14.08448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0845" calcext:value-type="float">
            <text:p>14.3920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30028387097" calcext:value-type="float">
            <text:p>14.51300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02376" calcext:value-type="float">
            <text:p>14.55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983225807" calcext:value-type="float">
            <text:p>14.63049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47944" calcext:value-type="float">
            <text:p>14.53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9727" calcext:value-type="float">
            <text:p>14.579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8534" calcext:value-type="float">
            <text:p>14.178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2388" calcext:value-type="float">
            <text:p>13.77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5583483871" calcext:value-type="float">
            <text:p>13.77558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62722857143" calcext:value-type="float">
            <text:p>13.82627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14534193548" calcext:value-type="float">
            <text:p>14.11145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0833548387" calcext:value-type="float">
            <text:p>14.43208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3783225806" calcext:value-type="float">
            <text:p>14.43237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76472258065" calcext:value-type="float">
            <text:p>14.45764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9646451613" calcext:value-type="float">
            <text:p>14.90796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76521290323" calcext:value-type="float">
            <text:p>15.03765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5975483871" calcext:value-type="float">
            <text:p>14.625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8299354839" calcext:value-type="float">
            <text:p>14.11282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75625" calcext:value-type="float">
            <text:p>13.67075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40856" calcext:value-type="float">
            <text:p>13.33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39068387097" calcext:value-type="float">
            <text:p>13.36390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5486896552" calcext:value-type="float">
            <text:p>13.389548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16875" calcext:value-type="float">
            <text:p>13.54216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1736774194" calcext:value-type="float">
            <text:p>13.98717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59432" calcext:value-type="float">
            <text:p>14.17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283025" calcext:value-type="float">
            <text:p>14.26283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50888" calcext:value-type="float">
            <text:p>14.65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4996129032" calcext:value-type="float">
            <text:p>14.92349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781575" calcext:value-type="float">
            <text:p>14.52781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2832" calcext:value-type="float">
            <text:p>13.9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09325" calcext:value-type="float">
            <text:p>13.31909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843025" calcext:value-type="float">
            <text:p>13.34843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2511428571" calcext:value-type="float">
            <text:p>13.54825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2383" calcext:value-type="float">
            <text:p>13.732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39176774194" calcext:value-type="float">
            <text:p>13.84391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79251612903" calcext:value-type="float">
            <text:p>14.2479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02125" calcext:value-type="float">
            <text:p>14.2670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6472516129" calcext:value-type="float">
            <text:p>14.86647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80225882353" calcext:value-type="float">
            <text:p>14.83802258823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89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0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922" meta:object-count="0"/>
    <meta:user-defined meta:name="AppVersion">3.0</meta:user-defined>
  </office:meta>
</office:document-meta>
</file>